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Heading_20_1">
      <style:paragraph-properties fo:text-align="center" style:justify-single-word="false" fo:break-before="page"/>
      <style:text-properties fo:font-size="14pt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 style:list-style-name="L3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Text_20_body" style:list-style-name="L4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Text_20_body" style:list-style-name="L5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Text_20_body" style:list-style-name="L3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 style:list-style-name="L2">
      <style:paragraph-properties fo:text-align="start" style:justify-single-word="false"/>
    </style:style>
    <style:style style:name="P19" style:family="paragraph" style:parent-style-name="Text_20_body" style:list-style-name="L3">
      <style:paragraph-properties fo:text-align="start" style:justify-single-word="false"/>
    </style:style>
    <style:style style:name="P20" style:family="paragraph" style:parent-style-name="Text_20_body" style:list-style-name="L2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ff3333" style:text-underline-style="none"/>
    </style:style>
    <style:style style:name="T6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OGAN</text:h>
      <text:h text:style-name="P6" text:outline-level="1">1. Storyline / Game Description </text:h>
      <text:p text:style-name="P3">(2 minutes max)</text:p>
      <text:p text:style-name="P1"/>
      <text:list xml:id="list919294379597089897" text:style-name="L1">
        <text:list-item>
          <text:p text:style-name="P10">Scientist called Kevin</text:p>
        </text:list-item>
        <text:list-item>
          <text:p text:style-name="P10">Teleportatation experiment gone wrong</text:p>
        </text:list-item>
        <text:list-item>
          <text:p text:style-name="P10">Transported to Hell</text:p>
        </text:list-item>
        <text:list-item>
          <text:p text:style-name="P10">Must find portal key to return to the lab</text:p>
        </text:list-item>
        <text:list-item>
          <text:p text:style-name="P10">Realises that he's not alone</text:p>
        </text:list-item>
        <text:list-item>
          <text:p text:style-name="P10">Tackles obstacles and monsters</text:p>
        </text:list-item>
        <text:list-item>
          <text:p text:style-name="P10">Kill BOSS monster to get his eyeball</text:p>
        </text:list-item>
        <text:list-item>
          <text:p text:style-name="P10">Eyeball is the key to the portal</text:p>
        </text:list-item>
      </text:list>
      <text:p text:style-name="P2"/>
      <text:p text:style-name="P2"/>
      <text:p text:style-name="P4">LOGAN/CALLUM (demo)</text:p>
      <text:p text:style-name="P3">MACKENZIE/HARSHINI (talk)</text:p>
      <text:h text:style-name="P6" text:outline-level="1">2. Game Walkthrough </text:h>
      <text:p text:style-name="P3">(4 minutes max)</text:p>
      <text:list xml:id="list7098672582017732006" text:style-name="L2">
        <text:list-item>
          <text:p text:style-name="P17">Cut Scene, Vortex<text:span text:style-name="T4"> – sets the scene for the game</text:span></text:p>
        </text:list-item>
        <text:list-item>
          <text:p text:style-name="P17">Portal Screen</text:p>
          <text:list>
            <text:list-item>
              <text:p text:style-name="P18">cool looking portal</text:p>
            </text:list-item>
            <text:list-item>
              <text:p text:style-name="P18">simple single colour backgrounds</text:p>
            </text:list-item>
            <text:list-item>
              <text:p text:style-name="P18">stick man animation for Kevin (with 2 costumes)</text:p>
            </text:list-item>
          </text:list>
        </text:list-item>
        <text:list-item>
          <text:p text:style-name="P17">Lava Screen</text:p>
          <text:list>
            <text:list-item>
              <text:p text:style-name="P20">monster APPEARS after first jump</text:p>
            </text:list-item>
            <text:list-item>
              <text:p text:style-name="P20">monster behaviour: DRIFTS towards Kevin &amp; BREATHES FIRE when close</text:p>
            </text:list-item>
            <text:list-item>
              <text:p text:style-name="P20">SHOOT the monster TWO TIMES to KILL it</text:p>
            </text:list-item>
            <text:list-item>
              <text:p text:style-name="P20">Avoid monster, firebreath and lava or it's <text:span text:style-name="T6">GAME OVER</text:span></text:p>
            </text:list-item>
          </text:list>
        </text:list-item>
        <text:list-item>
          <text:p text:style-name="P17">Platform Screen</text:p>
          <text:list>
            <text:list-item>
              <text:p text:style-name="P20">monster is INVINCIBLE</text:p>
            </text:list-item>
            <text:list-item>
              <text:p text:style-name="P20">monster behaviour: REFLECTS BULLET with its shield</text:p>
            </text:list-item>
            <text:list-item>
              <text:p text:style-name="P20">Avoid monster and bullet or it's GAME OVER</text:p>
            </text:list-item>
            <text:list-item>
              <text:p text:style-name="P20">use PLATFORMS to get around monster to next screen</text:p>
            </text:list-item>
          </text:list>
        </text:list-item>
        <text:list-item>
          <text:p text:style-name="P17">Final Screen</text:p>
          <text:list>
            <text:list-item>
              <text:p text:style-name="P20">BOSS monster (called Scorix) – hardest of all monsters to kill</text:p>
            </text:list-item>
            <text:list-item>
              <text:p text:style-name="P20">monster behaviour: DODGES, POUNCES, BREATHES FIRE, SHIELDS</text:p>
            </text:list-item>
            <text:list-item>
              <text:p text:style-name="P20">SHOOT Scorix FOUR times to KILL it</text:p>
            </text:list-item>
            <text:list-item>
              <text:p text:style-name="P20">Avoid monster, bullet and firebreath or it's GAME OVER</text:p>
            </text:list-item>
            <text:list-item>
              <text:p text:style-name="P20">PICK UP EYEBALL – adds item to INVENTORY (bottom left corner of screen)</text:p>
            </text:list-item>
          </text:list>
        </text:list-item>
        <text:list-item>
          <text:p text:style-name="P17">Return Journey</text:p>
          <text:list>
            <text:list-item>
              <text:p text:style-name="P20">GOAL: Enter portal with eyeball to return to lab</text:p>
            </text:list-item>
            <text:list-item>
              <text:p text:style-name="P20">INVINCIBLE monster still needs to be worked around</text:p>
            </text:list-item>
            <text:list-item>
              <text:p text:style-name="P20">LAVA still needs to be avoided</text:p>
            </text:list-item>
          </text:list>
        </text:list-item>
        <text:list-item>
          <text:p text:style-name="P17">Credits Screens<text:span text:style-name="T4"> (</text:span><text:span text:style-name="T5">each team member to mention their own contributions</text:span><text:span text:style-name="T4">)</text:span></text:p>
          <text:list>
            <text:list-item>
              <text:p text:style-name="P20"><text:span text:style-name="T1">LOGAN:</text:span> cut scene, animation, art design</text:p>
            </text:list-item>
            <text:list-item>
              <text:p text:style-name="P20"><text:span text:style-name="T1">HARSHINI:</text:span> game map, backgrounds, character movement, jumping &amp; platforms</text:p>
            </text:list-item>
            <text:list-item>
              <text:p text:style-name="P20"><text:span text:style-name="T1">CALLUM:</text:span> shooting, sound effects, health bars</text:p>
            </text:list-item>
            <text:list-item>
              <text:p text:style-name="P20"><text:span text:style-name="T1">MACKENZIE:</text:span> splash screen, monster behaviour, graphic design</text:p>
            </text:list-item>
          </text:list>
        </text:list-item>
      </text:list>
      <text:h text:style-name="P8" text:outline-level="1">MACKENZIE</text:h>
      <text:h text:style-name="P7" text:outline-level="1">3. Monster Behaviour</text:h>
      <text:p text:style-name="P3">(4 minutes max)</text:p>
      <text:p text:style-name="P1"/>
      <text:list xml:id="list4388959613017978376" text:style-name="L3">
        <text:list-item>
          <text:p text:style-name="P11">Re-usable monster code</text:p>
          <text:list>
            <text:list-item>
              <text:p text:style-name="P15">import into your code</text:p>
            </text:list-item>
            <text:list-item>
              <text:p text:style-name="P15">change costumes</text:p>
            </text:list-item>
            <text:list-item>
              <text:p text:style-name="P15">set up behaviour parameters (all in ONE place)</text:p>
            </text:list-item>
          </text:list>
        </text:list-item>
        <text:list-item>
          <text:p text:style-name="P19"><text:span text:style-name="T2">Monster-specific strength levels</text:span><text:span text:style-name="T3"> – number of shots to kill</text:span></text:p>
        </text:list-item>
        <text:list-item>
          <text:p text:style-name="P11">Attack / Defend / Idle ratio</text:p>
          <text:list>
            <text:list-item>
              <text:p text:style-name="P15">e.g. defend 30%, attack 30%, do nothing 40%</text:p>
            </text:list-item>
          </text:list>
        </text:list-item>
        <text:list-item>
          <text:p text:style-name="P11">Behaviour on/off switches</text:p>
          <text:list>
            <text:list-item>
              <text:p text:style-name="P15">Makes monsters with different mixes of skills</text:p>
            </text:list-item>
            <text:list-item>
              <text:p text:style-name="P19"><text:span text:style-name="T2">POUNCE (attack) </text:span><text:span text:style-name="T3">– jump on Kevin</text:span></text:p>
            </text:list-item>
            <text:list-item>
              <text:p text:style-name="P19"><text:span text:style-name="T2">BREATH FIRE (attack) </text:span><text:span text:style-name="T3">– when close enough to Kevin</text:span></text:p>
            </text:list-item>
            <text:list-item>
              <text:p text:style-name="P11">DODGE (defend) – jump over advancing bullet</text:p>
            </text:list-item>
            <text:list-item>
              <text:p text:style-name="P19"><text:span text:style-name="T2">SHIELDS UP (defend)</text:span><text:span text:style-name="T3"> – reflect bullet</text:span></text:p>
            </text:list-item>
            <text:list-item>
              <text:p text:style-name="P19"><text:span text:style-name="T2">ADVANCE (attack)</text:span><text:span text:style-name="T3"> – glide towards Kevin</text:span></text:p>
            </text:list-item>
          </text:list>
        </text:list-item>
        <text:list-item>
          <text:p text:style-name="P11">Behaviour Likelihoods</text:p>
          <text:list>
            <text:list-item>
              <text:p text:style-name="P15">Gives Kevin a fighting chance of beating the monster </text:p>
            </text:list-item>
            <text:list-item>
              <text:p text:style-name="P15">higher likelihood makes monster harder</text:p>
            </text:list-item>
            <text:list-item>
              <text:p text:style-name="P15">lower likelihood makes monster easier</text:p>
            </text:list-item>
          </text:list>
        </text:list-item>
        <text:list-item>
          <text:p text:style-name="P11">Behaviour parameters</text:p>
          <text:list>
            <text:list-item>
              <text:p text:style-name="P15">distance to breath fire</text:p>
            </text:list-item>
            <text:list-item>
              <text:p text:style-name="P15">speed of advance, size of recoil when shot</text:p>
            </text:list-item>
          </text:list>
        </text:list-item>
      </text:list>
      <text:p text:style-name="P1"/>
      <text:h text:style-name="P8" text:outline-level="1">CALLUM</text:h>
      <text:h text:style-name="P7" text:outline-level="1">4. Possible Improvements</text:h>
      <text:p text:style-name="P3">(2 minutes max)</text:p>
      <text:p text:style-name="P2"/>
      <text:list xml:id="list2186847792147031082" text:style-name="L4">
        <text:list-item>
          <text:p text:style-name="P12">Scoring Mechanism (speed of monster kill)</text:p>
        </text:list-item>
        <text:list-item>
          <text:p text:style-name="P12">Game Timer</text:p>
        </text:list-item>
        <text:list-item>
          <text:p text:style-name="P12">Leaderboard (Scores/Times)</text:p>
        </text:list-item>
        <text:list-item>
          <text:p text:style-name="P12">Give Kevin a number of lives</text:p>
        </text:list-item>
        <text:list-item>
          <text:p text:style-name="P12">New screens &amp; monsters</text:p>
        </text:list-item>
        <text:list-item>
          <text:p text:style-name="P12">Sprinting</text:p>
        </text:list-item>
        <text:list-item>
          <text:p text:style-name="P12">Make Kevin find and pick up his gun first</text:p>
        </text:list-item>
        <text:list-item>
          <text:p text:style-name="P12">Background graphics off the internet</text:p>
        </text:list-item>
        <text:list-item>
          <text:p text:style-name="P12">Inkscape monster graphics</text:p>
        </text:list-item>
        <text:list-item>
          <text:p text:style-name="P12">Monster animation (costumes)</text:p>
        </text:list-item>
      </text:list>
      <text:p text:style-name="P2"/>
      <text:h text:style-name="P8" text:outline-level="1">HARSHINI</text:h>
      <text:h text:style-name="P7" text:outline-level="1">5. Known Bugs / Problems</text:h>
      <text:p text:style-name="P3">(2 minutes max)</text:p>
      <text:p text:style-name="P1"/>
      <text:p text:style-name="P1">currently known bugs</text:p>
      <text:p text:style-name="P1">(confirm whether they still exist on the day)</text:p>
      <text:p text:style-name="P1"/>
      <text:list xml:id="list1937065825835829534" text:style-name="L5">
        <text:list-item>
          <text:p text:style-name="P13">You can shoot in the cut scene</text:p>
        </text:list-item>
        <text:list-item>
          <text:p text:style-name="P13">Kevin dying does not trigger “new screen” logic</text:p>
        </text:list-item>
        <text:list-item>
          <text:p text:style-name="P13">Odd monster behaviour on return journey</text:p>
        </text:list-item>
        <text:list-item>
          <text:p text:style-name="P13">Shield occasionally doesn't protect invincible monster</text:p>
        </text:list-item>
        <text:list-item>
          <text:p text:style-name="P13">Monsters occasionally don't appear when they should</text:p>
        </text:list-item>
        <text:list-item>
          <text:p text:style-name="P13">You can walk Kevin off final screen (back at lab)</text:p>
        </text:list-item>
        <text:list-item>
          <text:p text:style-name="P13">Cheat keys left in the game code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ence Molloy</meta:initial-creator>
    <meta:creation-date>2017-04-19T20:53:22.69</meta:creation-date>
    <dc:date>2017-04-24T07:44:56.54</dc:date>
    <dc:creator>Laurence Molloy</dc:creator>
    <meta:editing-duration>PT1H11M38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5" meta:paragraph-count="94" meta:word-count="584" meta:character-count="3275"/>
  </office:meta>
</office:document-meta>
</file>